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empo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ecuenc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9407" calcext:value-type="float">
            <text:p>0,00159407</text:p>
          </table:table-cell>
          <table:table-cell office:value-type="float" office:value="0.00153089" calcext:value-type="float">
            <text:p>0,00153089</text:p>
          </table:table-cell>
          <table:table-cell office:value-type="float" office:value="0.00155997" calcext:value-type="float">
            <text:p>0,00155997</text:p>
          </table:table-cell>
          <table:table-cell office:value-type="float" office:value="0.00153208" calcext:value-type="float">
            <text:p>0,00153208</text:p>
          </table:table-cell>
          <table:table-cell office:value-type="float" office:value="0.00156307" calcext:value-type="float">
            <text:p>0,00156307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00152993" calcext:value-type="float">
            <text:p>0,00152993</text:p>
          </table:table-cell>
          <table:table-cell office:value-type="float" office:value="0.00184608" calcext:value-type="float">
            <text:p>0,00184608</text:p>
          </table:table-cell>
          <table:table-cell office:value-type="float" office:value="0.00155807" calcext:value-type="float">
            <text:p>0,00155807</text:p>
          </table:table-cell>
          <table:table-cell office:value-type="float" office:value="0.0015521" calcext:value-type="float">
            <text:p>0,0015521</text:p>
          </table:table-cell>
          <table:table-cell table:formula="of:=AVERAGE([.B2:.K2])" office:value-type="float" office:value="0.001585127" calcext:value-type="float">
            <text:p>0,001585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3772" calcext:value-type="float">
            <text:p>0,013772</text:p>
          </table:table-cell>
          <table:table-cell office:value-type="float" office:value="0.01281" calcext:value-type="float">
            <text:p>0,01281</text:p>
          </table:table-cell>
          <table:table-cell office:value-type="float" office:value="0.0128181" calcext:value-type="float">
            <text:p>0,0128181</text:p>
          </table:table-cell>
          <table:table-cell office:value-type="float" office:value="0.012362" calcext:value-type="float">
            <text:p>0,012362</text:p>
          </table:table-cell>
          <table:table-cell office:value-type="float" office:value="0.013525" calcext:value-type="float">
            <text:p>0,013525</text:p>
          </table:table-cell>
          <table:table-cell office:value-type="float" office:value="0.0132861" calcext:value-type="float">
            <text:p>0,0132861</text:p>
          </table:table-cell>
          <table:table-cell office:value-type="float" office:value="0.0148489" calcext:value-type="float">
            <text:p>0,0148489</text:p>
          </table:table-cell>
          <table:table-cell office:value-type="float" office:value="0.012938" calcext:value-type="float">
            <text:p>0,012938</text:p>
          </table:table-cell>
          <table:table-cell office:value-type="float" office:value="0.012383" calcext:value-type="float">
            <text:p>0,012383</text:p>
          </table:table-cell>
          <table:table-cell office:value-type="float" office:value="0.0127759" calcext:value-type="float">
            <text:p>0,0127759</text:p>
          </table:table-cell>
          <table:table-cell table:formula="of:=AVERAGE([.B3:.K3])" office:value-type="float" office:value="0.0131519" calcext:value-type="float">
            <text:p>0,01315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99238" calcext:value-type="float">
            <text:p>0,0999238</text:p>
          </table:table-cell>
          <table:table-cell office:value-type="float" office:value="0.0996001" calcext:value-type="float">
            <text:p>0,0996001</text:p>
          </table:table-cell>
          <table:table-cell office:value-type="float" office:value="0.099345" calcext:value-type="float">
            <text:p>0,099345</text:p>
          </table:table-cell>
          <table:table-cell office:value-type="float" office:value="0.0993879" calcext:value-type="float">
            <text:p>0,0993879</text:p>
          </table:table-cell>
          <table:table-cell office:value-type="float" office:value="0.100312" calcext:value-type="float">
            <text:p>0,100312</text:p>
          </table:table-cell>
          <table:table-cell office:value-type="float" office:value="0.099056" calcext:value-type="float">
            <text:p>0,099056</text:p>
          </table:table-cell>
          <table:table-cell office:value-type="float" office:value="0.099304" calcext:value-type="float">
            <text:p>0,099304</text:p>
          </table:table-cell>
          <table:table-cell office:value-type="float" office:value="0.0992479" calcext:value-type="float">
            <text:p>0,0992479</text:p>
          </table:table-cell>
          <table:table-cell office:value-type="float" office:value="0.099709" calcext:value-type="float">
            <text:p>0,099709</text:p>
          </table:table-cell>
          <table:table-cell office:value-type="float" office:value="0.099479" calcext:value-type="float">
            <text:p>0,099479</text:p>
          </table:table-cell>
          <table:table-cell table:formula="of:=AVERAGE([.B4:.K4])" office:value-type="float" office:value="0.09953647" calcext:value-type="float">
            <text:p>0,099536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9191" calcext:value-type="float">
            <text:p>0,79191</text:p>
          </table:table-cell>
          <table:table-cell office:value-type="float" office:value="0.788695" calcext:value-type="float">
            <text:p>0,788695</text:p>
          </table:table-cell>
          <table:table-cell office:value-type="float" office:value="0.788307" calcext:value-type="float">
            <text:p>0,788307</text:p>
          </table:table-cell>
          <table:table-cell office:value-type="float" office:value="0.788659" calcext:value-type="float">
            <text:p>0,788659</text:p>
          </table:table-cell>
          <table:table-cell office:value-type="float" office:value="0.790036" calcext:value-type="float">
            <text:p>0,790036</text:p>
          </table:table-cell>
          <table:table-cell office:value-type="float" office:value="0.788123" calcext:value-type="float">
            <text:p>0,788123</text:p>
          </table:table-cell>
          <table:table-cell office:value-type="float" office:value="0.812709" calcext:value-type="float">
            <text:p>0,812709</text:p>
          </table:table-cell>
          <table:table-cell office:value-type="float" office:value="0.796336" calcext:value-type="float">
            <text:p>0,796336</text:p>
          </table:table-cell>
          <table:table-cell office:value-type="float" office:value="0.791012" calcext:value-type="float">
            <text:p>0,791012</text:p>
          </table:table-cell>
          <table:table-cell office:value-type="float" office:value="0.789552" calcext:value-type="float">
            <text:p>0,789552</text:p>
          </table:table-cell>
          <table:table-cell table:formula="of:=AVERAGE([.B5:.K5])" office:value-type="float" office:value="0.7925339" calcext:value-type="float">
            <text:p>0,79253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3935" calcext:value-type="float">
            <text:p>6,3935</text:p>
          </table:table-cell>
          <table:table-cell office:value-type="float" office:value="6.43286" calcext:value-type="float">
            <text:p>6,43286</text:p>
          </table:table-cell>
          <table:table-cell office:value-type="float" office:value="6.31779" calcext:value-type="float">
            <text:p>6,31779</text:p>
          </table:table-cell>
          <table:table-cell office:value-type="float" office:value="6.34126" calcext:value-type="float">
            <text:p>6,34126</text:p>
          </table:table-cell>
          <table:table-cell office:value-type="float" office:value="6.34849" calcext:value-type="float">
            <text:p>6,34849</text:p>
          </table:table-cell>
          <table:table-cell office:value-type="float" office:value="6.33907" calcext:value-type="float">
            <text:p>6,33907</text:p>
          </table:table-cell>
          <table:table-cell office:value-type="float" office:value="6.3349" calcext:value-type="float">
            <text:p>6,3349</text:p>
          </table:table-cell>
          <table:table-cell office:value-type="float" office:value="6.31837" calcext:value-type="float">
            <text:p>6,31837</text:p>
          </table:table-cell>
          <table:table-cell office:value-type="float" office:value="6.37706" calcext:value-type="float">
            <text:p>6,37706</text:p>
          </table:table-cell>
          <table:table-cell office:value-type="float" office:value="6.36634" calcext:value-type="float">
            <text:p>6,36634</text:p>
          </table:table-cell>
          <table:table-cell table:formula="of:=AVERAGE([.B6:.K6])" office:value-type="float" office:value="6.356964" calcext:value-type="float">
            <text:p>6,35696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1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15316" calcext:value-type="float">
            <text:p>0,00215316</text:p>
          </table:table-cell>
          <table:table-cell office:value-type="float" office:value="0.00241613" calcext:value-type="float">
            <text:p>0,00241613</text:p>
          </table:table-cell>
          <table:table-cell office:value-type="float" office:value="0.00193787" calcext:value-type="float">
            <text:p>0,00193787</text:p>
          </table:table-cell>
          <table:table-cell office:value-type="float" office:value="0.00270414" calcext:value-type="float">
            <text:p>0,00270414</text:p>
          </table:table-cell>
          <table:table-cell office:value-type="float" office:value="0.00175285" calcext:value-type="float">
            <text:p>0,00175285</text:p>
          </table:table-cell>
          <table:table-cell office:value-type="float" office:value="0.00266409" calcext:value-type="float">
            <text:p>0,00266409</text:p>
          </table:table-cell>
          <table:table-cell office:value-type="float" office:value="0.00141096" calcext:value-type="float">
            <text:p>0,00141096</text:p>
          </table:table-cell>
          <table:table-cell office:value-type="float" office:value="0.00120499" calcext:value-type="float">
            <text:p>0,00120499</text:p>
          </table:table-cell>
          <table:table-cell office:value-type="float" office:value="0.00266409" calcext:value-type="float">
            <text:p>0,00266409</text:p>
          </table:table-cell>
          <table:table-cell office:value-type="float" office:value="0.00125493" calcext:value-type="float">
            <text:p>0,00125493</text:p>
          </table:table-cell>
          <table:table-cell table:formula="of:=AVERAGE([.B9:.K9])" office:value-type="float" office:value="0.002016321" calcext:value-type="float">
            <text:p>0,0020163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26896" calcext:value-type="float">
            <text:p>0,00326896</text:p>
          </table:table-cell>
          <table:table-cell office:value-type="float" office:value="0.00255513" calcext:value-type="float">
            <text:p>0,00255513</text:p>
          </table:table-cell>
          <table:table-cell office:value-type="float" office:value="0.00531292" calcext:value-type="float">
            <text:p>0,00531292</text:p>
          </table:table-cell>
          <table:table-cell office:value-type="float" office:value="0.00560713" calcext:value-type="float">
            <text:p>0,00560713</text:p>
          </table:table-cell>
          <table:table-cell office:value-type="float" office:value="0.00471115" calcext:value-type="float">
            <text:p>0,00471115</text:p>
          </table:table-cell>
          <table:table-cell office:value-type="float" office:value="0.00328002" calcext:value-type="float">
            <text:p>0,00328002</text:p>
          </table:table-cell>
          <table:table-cell office:value-type="float" office:value="0.00235391" calcext:value-type="float">
            <text:p>0,00235391</text:p>
          </table:table-cell>
          <table:table-cell office:value-type="float" office:value="0.00460577" calcext:value-type="float">
            <text:p>0,00460577</text:p>
          </table:table-cell>
          <table:table-cell office:value-type="float" office:value="0.00431793" calcext:value-type="float">
            <text:p>0,00431793</text:p>
          </table:table-cell>
          <table:table-cell office:value-type="float" office:value="0.00455403" calcext:value-type="float">
            <text:p>0,00455403</text:p>
          </table:table-cell>
          <table:table-cell table:formula="of:=AVERAGE([.B10:.K10])" office:value-type="float" office:value="0.004056695" calcext:value-type="float">
            <text:p>0,0040566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82171" calcext:value-type="float">
            <text:p>0,0182171</text:p>
          </table:table-cell>
          <table:table-cell office:value-type="float" office:value="0.0165699" calcext:value-type="float">
            <text:p>0,0165699</text:p>
          </table:table-cell>
          <table:table-cell office:value-type="float" office:value="0.0184071" calcext:value-type="float">
            <text:p>0,0184071</text:p>
          </table:table-cell>
          <table:table-cell office:value-type="float" office:value="0.0237072" calcext:value-type="float">
            <text:p>0,0237072</text:p>
          </table:table-cell>
          <table:table-cell office:value-type="float" office:value="0.0158761" calcext:value-type="float">
            <text:p>0,0158761</text:p>
          </table:table-cell>
          <table:table-cell office:value-type="float" office:value="0.0142698" calcext:value-type="float">
            <text:p>0,0142698</text:p>
          </table:table-cell>
          <table:table-cell office:value-type="float" office:value="0.0223211" calcext:value-type="float">
            <text:p>0,0223211</text:p>
          </table:table-cell>
          <table:table-cell office:value-type="float" office:value="0.0187719" calcext:value-type="float">
            <text:p>0,0187719</text:p>
          </table:table-cell>
          <table:table-cell office:value-type="float" office:value="0.0135121" calcext:value-type="float">
            <text:p>0,0135121</text:p>
          </table:table-cell>
          <table:table-cell office:value-type="float" office:value="0.0219289" calcext:value-type="float">
            <text:p>0,0219289</text:p>
          </table:table-cell>
          <table:table-cell table:formula="of:=AVERAGE([.B11:.K11])" office:value-type="float" office:value="0.01835812" calcext:value-type="float">
            <text:p>0,018358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02583" calcext:value-type="float">
            <text:p>0,102583</text:p>
          </table:table-cell>
          <table:table-cell office:value-type="float" office:value="0.113346" calcext:value-type="float">
            <text:p>0,113346</text:p>
          </table:table-cell>
          <table:table-cell office:value-type="float" office:value="0.114323" calcext:value-type="float">
            <text:p>0,114323</text:p>
          </table:table-cell>
          <table:table-cell office:value-type="float" office:value="0.094604" calcext:value-type="float">
            <text:p>0,094604</text:p>
          </table:table-cell>
          <table:table-cell office:value-type="float" office:value="0.0987329" calcext:value-type="float">
            <text:p>0,0987329</text:p>
          </table:table-cell>
          <table:table-cell office:value-type="float" office:value="0.094177" calcext:value-type="float">
            <text:p>0,094177</text:p>
          </table:table-cell>
          <table:table-cell office:value-type="float" office:value="0.11353" calcext:value-type="float">
            <text:p>0,11353</text:p>
          </table:table-cell>
          <table:table-cell office:value-type="float" office:value="0.10501" calcext:value-type="float">
            <text:p>0,10501</text:p>
          </table:table-cell>
          <table:table-cell office:value-type="float" office:value="0.104867" calcext:value-type="float">
            <text:p>0,104867</text:p>
          </table:table-cell>
          <table:table-cell office:value-type="float" office:value="0.0927541" calcext:value-type="float">
            <text:p>0,0927541</text:p>
          </table:table-cell>
          <table:table-cell table:formula="of:=AVERAGE([.B12:.K12])" office:value-type="float" office:value="0.1033927" calcext:value-type="float">
            <text:p>0,10339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53898" calcext:value-type="float">
            <text:p>0,453898</text:p>
          </table:table-cell>
          <table:table-cell office:value-type="float" office:value="0.447619" calcext:value-type="float">
            <text:p>0,447619</text:p>
          </table:table-cell>
          <table:table-cell office:value-type="float" office:value="0.437379" calcext:value-type="float">
            <text:p>0,437379</text:p>
          </table:table-cell>
          <table:table-cell office:value-type="float" office:value="0.414139" calcext:value-type="float">
            <text:p>0,414139</text:p>
          </table:table-cell>
          <table:table-cell office:value-type="float" office:value="0.407647" calcext:value-type="float">
            <text:p>0,407647</text:p>
          </table:table-cell>
          <table:table-cell office:value-type="float" office:value="0.431427" calcext:value-type="float">
            <text:p>0,431427</text:p>
          </table:table-cell>
          <table:table-cell office:value-type="float" office:value="0.414149" calcext:value-type="float">
            <text:p>0,414149</text:p>
          </table:table-cell>
          <table:table-cell office:value-type="float" office:value="0.426895" calcext:value-type="float">
            <text:p>0,426895</text:p>
          </table:table-cell>
          <table:table-cell office:value-type="float" office:value="0.399184" calcext:value-type="float">
            <text:p>0,399184</text:p>
          </table:table-cell>
          <table:table-cell office:value-type="float" office:value="0.470438" calcext:value-type="float">
            <text:p>0,470438</text:p>
          </table:table-cell>
          <table:table-cell table:formula="of:=AVERAGE([.B13:.K13])" office:value-type="float" office:value="0.4302775" calcext:value-type="float">
            <text:p>0,43027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2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32489" calcext:value-type="float">
            <text:p>0,00132489</text:p>
          </table:table-cell>
          <table:table-cell office:value-type="float" office:value="0.00130701" calcext:value-type="float">
            <text:p>0,00130701</text:p>
          </table:table-cell>
          <table:table-cell office:value-type="float" office:value="0.000978947" calcext:value-type="float">
            <text:p>0,000978947</text:p>
          </table:table-cell>
          <table:table-cell office:value-type="float" office:value="0.00140214" calcext:value-type="float">
            <text:p>0,00140214</text:p>
          </table:table-cell>
          <table:table-cell office:value-type="float" office:value="0.00132298" calcext:value-type="float">
            <text:p>0,00132298</text:p>
          </table:table-cell>
          <table:table-cell office:value-type="float" office:value="0.00116611" calcext:value-type="float">
            <text:p>0,00116611</text:p>
          </table:table-cell>
          <table:table-cell office:value-type="float" office:value="0.00131488" calcext:value-type="float">
            <text:p>0,00131488</text:p>
          </table:table-cell>
          <table:table-cell office:value-type="float" office:value="0.00119996" calcext:value-type="float">
            <text:p>0,00119996</text:p>
          </table:table-cell>
          <table:table-cell office:value-type="float" office:value="0.000942945" calcext:value-type="float">
            <text:p>0,000942945</text:p>
          </table:table-cell>
          <table:table-cell office:value-type="float" office:value="0.000959158" calcext:value-type="float">
            <text:p>0,000959158</text:p>
          </table:table-cell>
          <table:table-cell table:formula="of:=AVERAGE([.B16:.K16])" office:value-type="float" office:value="0.001191902" calcext:value-type="float">
            <text:p>0,0011919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91197" calcext:value-type="float">
            <text:p>0,00391197</text:p>
          </table:table-cell>
          <table:table-cell office:value-type="float" office:value="0.00427508" calcext:value-type="float">
            <text:p>0,00427508</text:p>
          </table:table-cell>
          <table:table-cell office:value-type="float" office:value="0.00417089" calcext:value-type="float">
            <text:p>0,00417089</text:p>
          </table:table-cell>
          <table:table-cell office:value-type="float" office:value="0.00380993" calcext:value-type="float">
            <text:p>0,00380993</text:p>
          </table:table-cell>
          <table:table-cell office:value-type="float" office:value="0.00355792" calcext:value-type="float">
            <text:p>0,00355792</text:p>
          </table:table-cell>
          <table:table-cell office:value-type="float" office:value="0.00422001" calcext:value-type="float">
            <text:p>0,00422001</text:p>
          </table:table-cell>
          <table:table-cell office:value-type="float" office:value="0.00415206" calcext:value-type="float">
            <text:p>0,00415206</text:p>
          </table:table-cell>
          <table:table-cell office:value-type="float" office:value="0.00414991" calcext:value-type="float">
            <text:p>0,00414991</text:p>
          </table:table-cell>
          <table:table-cell office:value-type="float" office:value="0.00401688" calcext:value-type="float">
            <text:p>0,00401688</text:p>
          </table:table-cell>
          <table:table-cell office:value-type="float" office:value="0.00418711" calcext:value-type="float">
            <text:p>0,00418711</text:p>
          </table:table-cell>
          <table:table-cell table:formula="of:=AVERAGE([.B17:.K17])" office:value-type="float" office:value="0.004045176" calcext:value-type="float">
            <text:p>0,0040451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4986" calcext:value-type="float">
            <text:p>0,024986</text:p>
          </table:table-cell>
          <table:table-cell office:value-type="float" office:value="0.019969" calcext:value-type="float">
            <text:p>0,019969</text:p>
          </table:table-cell>
          <table:table-cell office:value-type="float" office:value="0.0152371" calcext:value-type="float">
            <text:p>0,0152371</text:p>
          </table:table-cell>
          <table:table-cell office:value-type="float" office:value="0.023922" calcext:value-type="float">
            <text:p>0,023922</text:p>
          </table:table-cell>
          <table:table-cell office:value-type="float" office:value="0.0304761" calcext:value-type="float">
            <text:p>0,0304761</text:p>
          </table:table-cell>
          <table:table-cell office:value-type="float" office:value="0.0238981" calcext:value-type="float">
            <text:p>0,0238981</text:p>
          </table:table-cell>
          <table:table-cell office:value-type="float" office:value="0.0262141" calcext:value-type="float">
            <text:p>0,0262141</text:p>
          </table:table-cell>
          <table:table-cell office:value-type="float" office:value="0.023958" calcext:value-type="float">
            <text:p>0,023958</text:p>
          </table:table-cell>
          <table:table-cell office:value-type="float" office:value="0.0242319" calcext:value-type="float">
            <text:p>0,0242319</text:p>
          </table:table-cell>
          <table:table-cell office:value-type="float" office:value="0.015266" calcext:value-type="float">
            <text:p>0,015266</text:p>
          </table:table-cell>
          <table:table-cell table:formula="of:=AVERAGE([.B18:.K18])" office:value-type="float" office:value="0.02281583" calcext:value-type="float">
            <text:p>0,022815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758" calcext:value-type="float">
            <text:p>0,115758</text:p>
          </table:table-cell>
          <table:table-cell office:value-type="float" office:value="0.115164" calcext:value-type="float">
            <text:p>0,115164</text:p>
          </table:table-cell>
          <table:table-cell office:value-type="float" office:value="0.115944" calcext:value-type="float">
            <text:p>0,115944</text:p>
          </table:table-cell>
          <table:table-cell office:value-type="float" office:value="0.0981441" calcext:value-type="float">
            <text:p>0,0981441</text:p>
          </table:table-cell>
          <table:table-cell office:value-type="float" office:value="0.122793" calcext:value-type="float">
            <text:p>0,122793</text:p>
          </table:table-cell>
          <table:table-cell office:value-type="float" office:value="0.101017" calcext:value-type="float">
            <text:p>0,101017</text:p>
          </table:table-cell>
          <table:table-cell office:value-type="float" office:value="0.098721" calcext:value-type="float">
            <text:p>0,098721</text:p>
          </table:table-cell>
          <table:table-cell office:value-type="float" office:value="0.124479" calcext:value-type="float">
            <text:p>0,124479</text:p>
          </table:table-cell>
          <table:table-cell office:value-type="float" office:value="0.108697" calcext:value-type="float">
            <text:p>0,108697</text:p>
          </table:table-cell>
          <table:table-cell office:value-type="float" office:value="0.115257" calcext:value-type="float">
            <text:p>0,115257</text:p>
          </table:table-cell>
          <table:table-cell table:formula="of:=AVERAGE([.B19:.K19])" office:value-type="float" office:value="0.11159741" calcext:value-type="float">
            <text:p>0,111597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2815" calcext:value-type="float">
            <text:p>0,462815</text:p>
          </table:table-cell>
          <table:table-cell office:value-type="float" office:value="0.44818" calcext:value-type="float">
            <text:p>0,44818</text:p>
          </table:table-cell>
          <table:table-cell office:value-type="float" office:value="0.435103" calcext:value-type="float">
            <text:p>0,435103</text:p>
          </table:table-cell>
          <table:table-cell office:value-type="float" office:value="0.470959" calcext:value-type="float">
            <text:p>0,470959</text:p>
          </table:table-cell>
          <table:table-cell office:value-type="float" office:value="0.472947" calcext:value-type="float">
            <text:p>0,472947</text:p>
          </table:table-cell>
          <table:table-cell office:value-type="float" office:value="0.472087" calcext:value-type="float">
            <text:p>0,472087</text:p>
          </table:table-cell>
          <table:table-cell office:value-type="float" office:value="0.457657" calcext:value-type="float">
            <text:p>0,457657</text:p>
          </table:table-cell>
          <table:table-cell office:value-type="float" office:value="0.465681" calcext:value-type="float">
            <text:p>0,465681</text:p>
          </table:table-cell>
          <table:table-cell office:value-type="float" office:value="0.446749" calcext:value-type="float">
            <text:p>0,446749</text:p>
          </table:table-cell>
          <table:table-cell office:value-type="float" office:value="0.445747" calcext:value-type="float">
            <text:p>0,445747</text:p>
          </table:table-cell>
          <table:table-cell table:formula="of:=AVERAGE([.B20:.K20])" office:value-type="float" office:value="0.4577925" calcext:value-type="float">
            <text:p>0,4577925</text:p>
          </table:table-cell>
        </table:table-row>
      </table:table>
      <table:table table:name="Tablas" table:style-name="ta1">
        <table:shapes>
          <draw:frame draw:z-index="0" draw:style-name="gr1" draw:text-style-name="P1" svg:width="157.7mm" svg:height="148.66mm" svg:x="0mm" svg:y="31.61mm">
            <loext:p draw:notify-on-update-of-ranges="Tablas.A2:Tablas.A6 Tablas.B1:Tablas.B1 Tablas.B2:Tablas.B6 Tablas.C1:Tablas.C1 Tablas.C2:Tablas.C6 Tablas.D1:Tablas.D1 Tablas.D2:Tablas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48.96mm" svg:x="157.82mm" svg:y="31.39mm">
            <loext:p draw:notify-on-update-of-ranges="Tablas.A2:Tablas.A6 Tablas.E1:Tablas.E1 Tablas.E2:Tablas.E6 Tablas.F1:Tablas.F1 Tablas.F2:Tablas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Tiempos.L2]" office:value-type="float" office:value="0.001585127" calcext:value-type="float">
            <text:p>0,001585127</text:p>
          </table:table-cell>
          <table:table-cell table:formula="of:=[Tiempos.L9]" office:value-type="float" office:value="0.002016321" calcext:value-type="float">
            <text:p>0,002016321</text:p>
          </table:table-cell>
          <table:table-cell table:formula="of:=[Tiempos.L16]" office:value-type="float" office:value="0.001191902" calcext:value-type="float">
            <text:p>0,001191902</text:p>
          </table:table-cell>
          <table:table-cell table:formula="of:=[.B2]/[.C2]" office:value-type="float" office:value="0.786148138118881" calcext:value-type="float">
            <text:p>0,7861481381</text:p>
          </table:table-cell>
          <table:table-cell table:formula="of:=[.B2]/[.D2]" office:value-type="float" office:value="1.32991386875767" calcext:value-type="float">
            <text:p>1,3299138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Tiempos.L3]" office:value-type="float" office:value="0.0131519" calcext:value-type="float">
            <text:p>0,0131519</text:p>
          </table:table-cell>
          <table:table-cell table:formula="of:=[Tiempos.L10]" office:value-type="float" office:value="0.004056695" calcext:value-type="float">
            <text:p>0,004056695</text:p>
          </table:table-cell>
          <table:table-cell table:formula="of:=[Tiempos.L17]" office:value-type="float" office:value="0.004045176" calcext:value-type="float">
            <text:p>0,004045176</text:p>
          </table:table-cell>
          <table:table-cell table:formula="of:=[.B3]/[.C3]" office:value-type="float" office:value="3.24202337124186" calcext:value-type="float">
            <text:p>3,2420233712</text:p>
          </table:table-cell>
          <table:table-cell table:formula="of:=[.B3]/[.D3]" office:value-type="float" office:value="3.25125532238894" calcext:value-type="float">
            <text:p>3,25125532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Tiempos.L4]" office:value-type="float" office:value="0.09953647" calcext:value-type="float">
            <text:p>0,09953647</text:p>
          </table:table-cell>
          <table:table-cell table:formula="of:=[Tiempos.L11]" office:value-type="float" office:value="0.01835812" calcext:value-type="float">
            <text:p>0,01835812</text:p>
          </table:table-cell>
          <table:table-cell table:formula="of:=[Tiempos.L18]" office:value-type="float" office:value="0.02281583" calcext:value-type="float">
            <text:p>0,02281583</text:p>
          </table:table-cell>
          <table:table-cell table:formula="of:=[.B4]/[.C4]" office:value-type="float" office:value="5.42193154854637" calcext:value-type="float">
            <text:p>5,4219315485</text:p>
          </table:table-cell>
          <table:table-cell table:formula="of:=[.B4]/[.D4]" office:value-type="float" office:value="4.36260569963924" calcext:value-type="float">
            <text:p>4,36260569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Tiempos.L5]" office:value-type="float" office:value="0.7925339" calcext:value-type="float">
            <text:p>0,7925339</text:p>
          </table:table-cell>
          <table:table-cell table:formula="of:=[Tiempos.L12]" office:value-type="float" office:value="0.1033927" calcext:value-type="float">
            <text:p>0,1033927</text:p>
          </table:table-cell>
          <table:table-cell table:formula="of:=[Tiempos.L19]" office:value-type="float" office:value="0.11159741" calcext:value-type="float">
            <text:p>0,11159741</text:p>
          </table:table-cell>
          <table:table-cell table:formula="of:=[.B5]/[.C5]" office:value-type="float" office:value="7.66527907676267" calcext:value-type="float">
            <text:p>7,6652790768</text:p>
          </table:table-cell>
          <table:table-cell table:formula="of:=[.B5]/[.D5]" office:value-type="float" office:value="7.10172305970183" calcext:value-type="float">
            <text:p>7,10172305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Tiempos.L6]" office:value-type="float" office:value="6.356964" calcext:value-type="float">
            <text:p>6,356964</text:p>
          </table:table-cell>
          <table:table-cell table:formula="of:=[Tiempos.L13]" office:value-type="float" office:value="0.4302775" calcext:value-type="float">
            <text:p>0,4302775</text:p>
          </table:table-cell>
          <table:table-cell table:formula="of:=[Tiempos.L20]" office:value-type="float" office:value="0.4577925" calcext:value-type="float">
            <text:p>0,4577925</text:p>
          </table:table-cell>
          <table:table-cell table:formula="of:=[.B6]/[.C6]" office:value-type="float" office:value="14.7741027592658" calcext:value-type="float">
            <text:p>14,7741027593</text:p>
          </table:table-cell>
          <table:table-cell table:formula="of:=[.B6]/[.D6]" office:value-type="float" office:value="13.8861252641754" calcext:value-type="float">
            <text:p>13,8861252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3-16T17:23:38.297891998</dc:date>
    <dc:creator>Francisco Lupiáñez</dc:creator>
    <meta:editing-duration>PT7M55S</meta:editing-duration>
    <meta:editing-cycles>1</meta:editing-cycles>
    <meta:document-statistic meta:table-count="2" meta:cell-count="251" meta:object-count="2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1cm" svg:height="14.867cm" xlink:href=".." xlink:type="simple" chart:class="chart:line" chart:style-name="ch1">
        <chart:title svg:x="7.087cm" svg:y="0.433cm" chart:style-name="ch2">
          <text:p>Tiempo</text:p>
        </chart:title>
        <chart:legend chart:legend-position="end" svg:x="13.474cm" svg:y="6.636cm" style:legend-expansion="high" chart:style-name="ch3"/>
        <chart:plot-area chart:style-name="ch4" table:cell-range-address="Tablas.A1:Tablas.D6" chart:data-source-has-labels="both" svg:x="1.326cm" svg:y="1.535cm" svg:width="11.833cm" svg:height="12.054cm">
          <chartooo:coordinate-region svg:x="1.762cm" svg:y="1.734cm" svg:width="11.025cm" svg:height="11.208cm"/>
          <chart:axis chart:dimension="x" chart:name="primary-x" chart:style-name="ch5" chartooo:axis-type="auto">
            <chartooo:date-scale/>
            <chart:title svg:x="6.616cm" svg:y="13.88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4cm" chart:style-name="ch7">
              <text:p>tiempo (s)</text:p>
            </chart:title>
            <chart:grid chart:style-name="ch8" chart:class="major"/>
          </chart:axis>
          <chart:series chart:style-name="ch9" chart:values-cell-range-address="Tablas.B2:Tablas.B6" chart:label-cell-address="Tablas.B1:Tablas.B1" chart:class="chart:line">
            <chart:data-point chart:repeated="5"/>
          </chart:series>
          <chart:series chart:style-name="ch10" chart:values-cell-range-address="Tablas.C2:Tablas.C6" chart:label-cell-address="Tablas.C1:Tablas.C1" chart:class="chart:line">
            <chart:data-point chart:repeated="5"/>
          </chart:series>
          <chart:series chart:style-name="ch11" chart:values-cell-range-address="Tablas.D2:Tablas.D6" chart:label-cell-address="Tablas.D1:Tablas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Tablas.B1:Tablas.B1</svg:desc>
                </draw:g>
              </table:table-cell>
              <table:table-cell office:value-type="string">
                <text:p>T_1D</text:p>
                <draw:g>
                  <svg:desc>Tablas.C1:Tablas.C1</svg:desc>
                </draw:g>
              </table:table-cell>
              <table:table-cell office:value-type="string">
                <text:p>T_2D</text:p>
                <draw:g>
                  <svg:desc>Tablas.D1:Tablas.D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001585127">
                <text:p>0.001585127</text:p>
                <draw:g>
                  <svg:desc>Tablas.B2:Tablas.B6</svg:desc>
                </draw:g>
              </table:table-cell>
              <table:table-cell office:value-type="float" office:value="0.002016321">
                <text:p>0.002016321</text:p>
                <draw:g>
                  <svg:desc>Tablas.C2:Tablas.C6</svg:desc>
                </draw:g>
              </table:table-cell>
              <table:table-cell office:value-type="float" office:value="0.001191902">
                <text:p>0.001191902</text:p>
                <draw:g>
                  <svg:desc>Tablas.D2:Tablas.D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131519">
                <text:p>0.0131519</text:p>
              </table:table-cell>
              <table:table-cell office:value-type="float" office:value="0.004056695">
                <text:p>0.004056695</text:p>
              </table:table-cell>
              <table:table-cell office:value-type="float" office:value="0.004045176">
                <text:p>0.00404517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9953647">
                <text:p>0.09953647</text:p>
              </table:table-cell>
              <table:table-cell office:value-type="float" office:value="0.01835812">
                <text:p>0.01835812</text:p>
              </table:table-cell>
              <table:table-cell office:value-type="float" office:value="0.02281583">
                <text:p>0.0228158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7925339">
                <text:p>0.7925339</text:p>
              </table:table-cell>
              <table:table-cell office:value-type="float" office:value="0.1033927">
                <text:p>0.1033927</text:p>
              </table:table-cell>
              <table:table-cell office:value-type="float" office:value="0.11159741">
                <text:p>0.111597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.356964">
                <text:p>6.356964</text:p>
              </table:table-cell>
              <table:table-cell office:value-type="float" office:value="0.4302775">
                <text:p>0.4302775</text:p>
              </table:table-cell>
              <table:table-cell office:value-type="float" office:value="0.4577925">
                <text:p>0.457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4.897cm" xlink:href=".." xlink:type="simple" chart:class="chart:line" chart:style-name="ch1">
        <chart:title svg:x="6.977cm" svg:y="0.433cm" chart:style-name="ch2">
          <text:p>Ganancia</text:p>
        </chart:title>
        <chart:legend chart:legend-position="end" svg:x="13.809cm" svg:y="6.9cm" style:legend-expansion="high" chart:style-name="ch3"/>
        <chart:plot-area chart:style-name="ch4" table:cell-range-address="Tablas.A2:Tablas.A6 Tablas.E1:Tablas.F6" chart:data-source-has-labels="both" svg:x="1.331cm" svg:y="1.535cm" svg:width="12.158cm" svg:height="12.084cm">
          <chartooo:coordinate-region svg:x="1.767cm" svg:y="1.735cm" svg:width="11.166cm" svg:height="11.237cm"/>
          <chart:axis chart:dimension="x" chart:name="primary-x" chart:style-name="ch5" chartooo:axis-type="auto">
            <chartooo:date-scale/>
            <chart:title svg:x="6.784cm" svg:y="13.91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5cm" chart:style-name="ch7">
              <text:p>Ganancia</text:p>
            </chart:title>
            <chart:grid chart:style-name="ch8" chart:class="major"/>
          </chart:axis>
          <chart:series chart:style-name="ch9" chart:values-cell-range-address="Tablas.E2:Tablas.E6" chart:label-cell-address="Tablas.E1:Tablas.E1" chart:class="chart:line">
            <chart:data-point chart:repeated="5"/>
          </chart:series>
          <chart:series chart:style-name="ch10" chart:values-cell-range-address="Tablas.F2:Tablas.F6" chart:label-cell-address="Tablas.F1:Tablas.F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Tablas.E1:Tablas.E1</svg:desc>
                </draw:g>
              </table:table-cell>
              <table:table-cell office:value-type="string">
                <text:p>S_2D</text:p>
                <draw:g>
                  <svg:desc>Tablas.F1:Tablas.F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786148138118881">
                <text:p>0.786148138118881</text:p>
                <draw:g>
                  <svg:desc>Tablas.E2:Tablas.E6</svg:desc>
                </draw:g>
              </table:table-cell>
              <table:table-cell office:value-type="float" office:value="1.32991386875767">
                <text:p>1.32991386875767</text:p>
                <draw:g>
                  <svg:desc>Tablas.F2:Tablas.F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24202337124186">
                <text:p>3.24202337124186</text:p>
              </table:table-cell>
              <table:table-cell office:value-type="float" office:value="3.25125532238894">
                <text:p>3.2512553223889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.42193154854637">
                <text:p>5.42193154854637</text:p>
              </table:table-cell>
              <table:table-cell office:value-type="float" office:value="4.36260569963924">
                <text:p>4.362605699639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.66527907676267">
                <text:p>7.66527907676267</text:p>
              </table:table-cell>
              <table:table-cell office:value-type="float" office:value="7.10172305970183">
                <text:p>7.101723059701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.7741027592658">
                <text:p>14.7741027592658</text:p>
              </table:table-cell>
              <table:table-cell office:value-type="float" office:value="13.8861252641754">
                <text:p>13.8861252641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